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2da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fo:font-weight="bold" officeooo:paragraph-rsid="000550b7" style:font-weight-asian="bold" style:font-weight-complex="bold"/>
    </style:style>
    <style:style style:name="P4" style:family="paragraph" style:parent-style-name="Standard">
      <style:text-properties fo:font-weight="bold" officeooo:paragraph-rsid="00057504" style:font-weight-asian="bold" style:font-weight-complex="bold"/>
    </style:style>
    <style:style style:name="P5" style:family="paragraph" style:parent-style-name="Standard">
      <style:text-properties officeooo:paragraph-rsid="000550b7"/>
    </style:style>
    <style:style style:name="T1" style:family="text">
      <style:text-properties officeooo:rsid="00042da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55c0"/>
    </style:style>
    <style:style style:name="T4" style:family="text">
      <style:text-properties officeooo:rsid="000912ca"/>
    </style:style>
    <style:style style:name="T5" style:family="text">
      <style:text-properties officeooo:rsid="000b11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nsafe Network Design:</text:p>
      <text:p text:style-name="Standard"/>
      <text:p text:style-name="Standard"><text:tab/> <text:s text:c="2"/>Internet</text:p>
      <text:p text:style-name="Standard"><text:s text:c="3"/><text:tab/> <text:s text:c="7"/>|</text:p>
      <text:p text:style-name="Standard"><text:tab/> <text:s/>[Router]</text:p>
      <text:p text:style-name="Standard"><text:s text:c="3"/><text:tab/> <text:s text:c="7"/>|</text:p>
      <text:p text:style-name="Standard"><text:tab/> <text:s/>[Switch]</text:p>
      <text:p text:style-name="Standard"><text:s/><text:tab/>/ <text:s text:c="6"/>| <text:tab/> <text:s text:c="3"/>\</text:p>
      <text:p text:style-name="Standard"><text:tab/>WS <text:s/>WS <text:s/>WS</text:p>
      <text:p text:style-name="Standard"><text:s/><text:tab/>| <text:s text:c="7"/>| <text:s/><text:tab/> <text:s text:c="6"/>\</text:p>
      <text:p text:style-name="Standard"><text:s/><text:tab/>Printer AD Server</text:p>
      <text:p text:style-name="Standard"><text:s text:c="11"/><text:tab/>|</text:p>
      <text:p text:style-name="Standard"><text:s text:c="7"/><text:tab/>File Server</text:p>
      <text:p text:style-name="Standard"><text:s text:c="11"/><text:tab/>|</text:p>
      <text:p text:style-name="Standard"><text:s text:c="8"/><text:tab/>Database</text:p>
      <text:p text:style-name="Standard"><text:s text:c="11"/><text:tab/>|</text:p>
      <text:p text:style-name="Standard"><text:s text:c="7"/><text:tab/>Web Server</text:p>
      <text:p text:style-name="Standard"/>
      <text:p text:style-name="Standard">In an unsafe network design, we'll disregard best practices for security and create a setup that leaves the network vulnerable to various threats.</text:p>
      <text:p text:style-name="Standard"/>
      <text:p text:style-name="Standard">1. **Single Flat Network**:</text:p>
      <text:p text:style-name="Standard"><text:s text:c="3"/>We'll set up a single flat network without any segmentation or access controls.</text:p>
      <text:p text:style-name="Standard"/>
      <text:p text:style-name="Standard">2. **IP Range**:</text:p>
      <text:p text:style-name="Standard"><text:s text:c="3"/>Assign all devices to the same IP range (e.g., 192.168.1.0/24).</text:p>
      <text:p text:style-name="Standard"/>
      <text:p text:style-name="Standard">3. **Connectivity**:</text:p>
      <text:p text:style-name="Standard"><text:s text:c="3"/>- All devices connect directly to a switch, which then connects to a single router for internet access.</text:p>
      <text:p text:style-name="Standard"><text:s text:c="3"/>- No VLAN segregation or subnetting is implemented.</text:p>
      <text:p text:style-name="Standard"/>
      <text:p text:style-name="Standard">4. **No Firewall**:</text:p>
      <text:p text:style-name="Standard"><text:s text:c="3"/>- There's no dedicated firewall in place to monitor or control traffic between devices.</text:p>
      <text:p text:style-name="Standard"/>
      <text:p text:style-name="Standard">5. **No Encryption**:</text:p>
      <text:p text:style-name="Standard"><text:s text:c="3"/>- Data transmission between devices is not encrypted, leaving it susceptible to interception.</text:p>
      <text:p text:style-name="Standard"/>
      <text:p text:style-name="Standard">6. **No Access Control**:</text:p>
      <text:p text:style-name="Standard"><text:s text:c="3"/>- All devices have unrestricted access to each other, increasing the risk of unauthorized access.</text:p>
      <text:p text:style-name="Standard"/>
      <text:p text:style-name="Standard">7. **No Intrusion Detection/Prevention Systems (IDS/IPS)**:</text:p>
      <text:p text:style-name="Standard"><text:s text:c="3"/>- Without these systems, there's no proactive monitoring or defense against potential attacks.</text:p>
      <text:p text:style-name="Standard"/>
      <text:p text:style-name="Standard">8. **No User Authentication**:</text:p>
      <text:p text:style-name="Standard"><text:s text:c="3"/>- No user authentication mechanisms are implemented, leaving resources vulnerable to unauthorized access.</text:p>
      <text:p text:style-name="Standard"/>
      <text:p text:style-name="Standard">9. **No Patch Management**:</text:p>
      <text:p text:style-name="Standard"><text:s text:c="3"/>- Devices are not regularly updated with security patches, leaving them vulnerable to known exploits.</text:p>
      <text:p text:style-name="Standard"/>
      <text:p text:style-name="Standard"><text:soft-page-break/>10. **No Backup Strategy**:</text:p>
      <text:p text:style-name="Standard"><text:s text:c="4"/>- There's no backup strategy in place, making it difficult to recover from data loss or system compromises.</text:p>
      <text:p text:style-name="Standard"/>
      <text:p text:style-name="Standard">---</text:p>
      <text:p text:style-name="Standard"/>
      <text:p text:style-name="P2"/>
      <text:p text:style-name="Standard">SAFE Network Design:</text:p>
      <text:p text:style-name="P4"><text:s text:c="43"/>+--------------------------------------+</text:p>
      <text:p text:style-name="P4"><text:s text:c="43"/>| <text:s text:c="15"/>Internet <text:tab/> <text:s text:c="12"/>|</text:p>
      <text:p text:style-name="P4"><text:s text:c="43"/>+-----------------|--------------------+</text:p>
      <text:p text:style-name="P4"><text:s text:c="68"/>|</text:p>
      <text:p text:style-name="P4"><text:s text:c="42"/>+------------------|--------------------+</text:p>
      <text:p text:style-name="P4"><text:s text:c="42"/>| <text:s text:c="14"/>Router/Firewall <text:s text:c="10"/>|</text:p>
      <text:p text:style-name="P4"><text:s text:c="42"/>+------------------|--------------------+</text:p>
      <text:p text:style-name="P4"><text:s text:c="68"/>|</text:p>
      <text:p text:style-name="P4"><text:s text:c="16"/>+--------------------------+-----------------+-------------------------+------------------------+</text:p>
      <text:p text:style-name="P4"><text:s text:c="16"/>| <text:s text:c="25"/><text:tab/><text:tab/>| <text:s text:c="16"/>| <text:s text:c="24"/><text:tab/><text:tab/>| <text:s text:c="23"/>|</text:p>
      <text:p text:style-name="P4">+--------+-----------+ <text:s text:c="5"/>+-------+--------+ +------+-----------------+ +------+-----------++----------+</text:p>
      <text:p text:style-name="P4">| <text:s text:c="3"/>DMZ Subnet <text:s text:c="4"/>| <text:s text:c="5"/>| <text:s text:c="3"/>Web Server <text:s text:c="2"/>| | Database Subnet | <text:s text:c="2"/>| <text:s text:c="2"/>Internal LAN| | Printers <text:span text:style-name="T3">|</text:span> <text:s text:c="10"/></text:p>
      <text:p text:style-name="P4">| (Public-Facing) <text:s text:c="3"/>| <text:s text:c="5"/>+----------------+ +------------------------+ <text:s/>+-------------------++-----------+</text:p>
      <text:p text:style-name="P4">| <text:s text:c="4"/>192.168.10.0/24| <text:s text:c="10"/>192.168.10.10 <text:s text:c="32"/><text:tab/>192.168.20.0/24 <text:s text:c="6"/>+---------------------+</text:p>
      <text:p text:style-name="P4"><text:s text:c="19"/>| <text:s text:c="44"/>| <text:s text:c="51"/>|</text:p>
      <text:p text:style-name="P4"><text:s text:c="19"/>+---------------------------------|----------------------------------------------------+</text:p>
      <text:p text:style-name="P4"><text:s text:c="65"/>|</text:p>
      <text:p text:style-name="P4"><text:s text:c="40"/>+------------------------+-------------------------+</text:p>
      <text:p text:style-name="P4"><text:s text:c="40"/>| <text:s text:c="18"/>Router/Firewall <text:s text:c="13"/><text:tab/> <text:s text:c="3"/>|</text:p>
      <text:p text:style-name="P4"><text:s text:c="40"/>+------------------------+-------------------------+</text:p>
      <text:p text:style-name="P4"><text:s text:c="66"/>|</text:p>
      <text:p text:style-name="P4"><text:s text:c="2"/>+---------------+-------------------+---------+--------------------+---------------------------------+</text:p>
      <text:p text:style-name="P4"><text:s text:c="2"/>| <text:tab/><text:tab/><text:tab/> | <text:s/><text:tab/><text:tab/><text:tab/> <text:s text:c="4"/>| <text:s text:c="8"/>| <text:s text:c="19"/>| <text:s text:c="17"/><text:tab/><text:tab/>|</text:p>
      <text:p text:style-name="P4"><text:s text:c="2"/>+-----+-----+ <text:s text:c="4"/>+-----+-----+ <text:s text:c="5"/>+-----+--------+ <text:s/>+-----+------+ <text:s text:c="3"/>+-----+-----+ <text:s text:c="5"/>+-----------+</text:p>
      <text:p text:style-name="P4"><text:s text:c="2"/><text:span text:style-name="T4">|</text:span>Workstation1|| Workstation2| | <text:s text:c="2"/>AD Server| <text:s text:c="2"/>| File Server| <text:s text:c="3"/>| <text:s text:c="2"/>Printer <text:s/>| <text:s text:c="3"/><text:tab/> |File Ser<text:span text:style-name="T4">ver</text:span> 192.168.30.0/24||192.168.30.0/24|| 192.168.30.10|| 192.168.40.10||192.168.30.20|| 192.168.30.30</text:p>
      <text:p text:style-name="P4"><text:s text:c="3"/>+-------------+ <text:s text:c="2"/>+-------------+ <text:s text:c="6"/>+-----+-----+ <text:s text:c="2"/>+-----+-----+ <text:s text:c="4"/>+-----------+ <text:s text:c="5"/>+-----------+</text:p>
      <text:p text:style-name="P4"><text:s text:c="70"/>| <text:s text:c="19"/>| <text:s text:c="3"/><text:tab/> <text:s/>|</text:p>
      <text:p text:style-name="P4"><text:s text:c="56"/><text:tab/>+------+---------+ <text:s text:c="4"/>| <text:s text:c="5"/>+------+----------------------+</text:p>
      <text:p text:style-name="P4"><text:s text:c="56"/><text:tab/>| <text:s text:c="2"/><text:tab/> <text:s text:c="11"/>| <text:s text:c="6"/>| <text:s text:c="6"/>| <text:s text:c="4"/><text:tab/><text:tab/><text:tab/> <text:s text:c="9"/>|</text:p>
      <text:p text:style-name="P4"><text:s text:c="42"/>+-------+-----+ <text:s/>+-------+-----+ <text:span text:style-name="T5">|</text:span> <text:s text:c="2"/>+--+-----+----------+ <text:s/>+------+--------+</text:p>
      <text:p text:style-name="P4"><text:s text:c="42"/>| File Server | <text:s/>| Database <text:s text:c="3"/>| <text:s/>| <text:s text:c="2"/>|Web Application| <text:s/>| <text:s/>Management |</text:p>
      <text:p text:style-name="P4"><text:s text:c="42"/>| Backup <text:s text:c="6"/>| <text:s/>| Replica <text:s text:c="6"/>| <text:s/>| <text:s text:c="2"/>|Server <text:s text:c="5"/><text:tab/> <text:s text:c="5"/>| <text:s/>| <text:s/>System <text:s text:c="10"/>|</text:p>
      <text:p text:style-name="P4"><text:s text:c="42"/>|192.168.40.0| <text:s/>|192.168.40.5| <text:s/>| <text:s text:c="2"/>|192.168.40.20 <text:s text:c="4"/>| <text:s/>|192.168.40.30 <text:s/>|</text:p>
      <text:p text:style-name="P4"><text:s text:c="42"/>+--------------+ <text:s/>+--------------+ <text:span text:style-name="T5">|</text:span> <text:s text:c="2"/>+--------------------+ +-----------------+</text:p>
      <text:p text:style-name="P4"><text:s text:c="79"/><text:tab/> <text:s text:c="8"/>|</text:p>
      <text:p text:style-name="P4"><text:s text:c="74"/>+----+----------+</text:p>
      <text:p text:style-name="P4"><text:s text:c="74"/>|Backup <text:s/><text:tab/> <text:s text:c="3"/>|</text:p>
      <text:p text:style-name="P4"><text:s text:c="74"/>|Database <text:s text:c="7"/>|</text:p>
      <text:p text:style-name="P4"><text:s text:c="74"/>|192.168.40.40 |</text:p>
      <text:p text:style-name="P4"><text:s text:c="74"/>+----------------+</text:p>
      <text:p text:style-name="Standard"/>
      <text:p text:style-name="Standard">For a safer network design, we'll implement segmentation, access controls, and firewall configurations.</text:p>
      <text:p text:style-name="Standard"/>
      <text:p text:style-name="Standard">1. **Subnets**:</text:p>
      <text:p text:style-name="Standard"><text:s text:c="3"/>- Web Server subnet</text:p>
      <text:p text:style-name="Standard"><text:s text:c="3"/>- Database subnet</text:p>
      <text:p text:style-name="Standard"><text:s text:c="3"/>- Workstation subnet</text:p>
      <text:p text:style-name="Standard"><text:soft-page-break/><text:s text:c="3"/>- Server subnet (AD server and file server)</text:p>
      <text:p text:style-name="Standard"/>
      <text:p text:style-name="Standard">2. **Firewall Configuration**:</text:p>
      <text:p text:style-name="Standard"/>
      <text:p text:style-name="Standard"><text:s text:c="3"/>- **Web Server Subnet**:</text:p>
      <text:p text:style-name="Standard"><text:s text:c="5"/>- Allow incoming HTTP (port 80) and HTTPS (port 443) traffic.</text:p>
      <text:p text:style-name="Standard"><text:s text:c="5"/>- Restrict all other inbound and outbound traffic.</text:p>
      <text:p text:style-name="Standard"/>
      <text:p text:style-name="Standard"><text:s text:c="3"/>- **Database Subnet**:</text:p>
      <text:p text:style-name="Standard"><text:s text:c="5"/>- Only allow incoming traffic on the port used for database connections (e.g., port 3306 for MySQL).</text:p>
      <text:p text:style-name="Standard"><text:s text:c="5"/>- Restrict all other inbound and outbound traffic.</text:p>
      <text:p text:style-name="Standard"/>
      <text:p text:style-name="Standard"><text:s text:c="3"/>- **Workstation Subnet**:</text:p>
      <text:p text:style-name="Standard"><text:s text:c="5"/>- Allow outgoing HTTP, HTTPS, and DNS traffic.</text:p>
      <text:p text:style-name="Standard"><text:s text:c="5"/>- Restrict incoming traffic to necessary services like SSH for remote administration.</text:p>
      <text:p text:style-name="Standard"><text:s text:c="5"/>- Block incoming traffic from external sources unless explicitly allowed for specific purposes.</text:p>
      <text:p text:style-name="Standard"/>
      <text:p text:style-name="Standard"><text:s text:c="3"/>- **Server Subnet**:</text:p>
      <text:p text:style-name="Standard"><text:s text:c="5"/>- Allow incoming traffic for Active Directory services (e.g., LDAP, Kerberos).</text:p>
      <text:p text:style-name="Standard"><text:s text:c="5"/>- Allow necessary file sharing protocols (e.g., SMB for Windows, NFS for Linux).</text:p>
      <text:p text:style-name="Standard"><text:s text:c="5"/>- Restrict all other inbound and outbound traffic.</text:p>
      <text:p text:style-name="Standard"/>
      <text:p text:style-name="Standard">3. **Access Control**:</text:p>
      <text:p text:style-name="Standard"><text:s text:c="3"/>- Implement role-based access control (RBAC) to restrict access to sensitive resources based on user roles and permissions.</text:p>
      <text:p text:style-name="Standard"/>
      <text:p text:style-name="Standard">4. **Encryption**:</text:p>
      <text:p text:style-name="Standard"><text:s text:c="3"/>- Use protocols like HTTPS for web traffic, SSH for remote administration, and VPNs for secure remote access.</text:p>
      <text:p text:style-name="Standard"/>
      <text:p text:style-name="Standard">5. **Intrusion Detection/Prevention Systems (IDS/IPS)**:</text:p>
      <text:p text:style-name="Standard"><text:s text:c="3"/>- Deploy IDS/IPS systems to monitor network traffic and detect/prevent suspicious activities.</text:p>
      <text:p text:style-name="Standard"/>
      <text:p text:style-name="Standard">6. **User Authentication**:</text:p>
      <text:p text:style-name="Standard"><text:s text:c="3"/>- Enforce strong password policies.</text:p>
      <text:p text:style-name="Standard"><text:s text:c="3"/>- Implement multi-factor authentication (MFA) for added security.</text:p>
      <text:p text:style-name="Standard"/>
      <text:p text:style-name="Standard">7. **Patch Management**:</text:p>
      <text:p text:style-name="Standard"><text:s text:c="3"/>- Establish regular patching schedules to ensure all devices are up-to-date with security patches.</text:p>
      <text:p text:style-name="Standard"/>
      <text:p text:style-name="Standard">8. **Backup Strategy**:</text:p>
      <text:p text:style-name="Standard">- Implement regular backups of critical data and systems to ensure quick recovery in case of data loss or system compromises.</text:p>
      <text:p text:style-name="Standard"/>
      <text:p text:style-name="Standard">Certainly! Here's a more detailed design of the safe network with four subnets, along with their CIDR notation:</text:p>
      <text:p text:style-name="Standard"/>
      <text:p text:style-name="P2"/>
      <text:p text:style-name="Standard">```</text:p>
      <text:p text:style-name="P5"><text:s text:c="23"/><text:span text:style-name="T2"><text:s text:c="20"/>+--------------------------------------+</text:span></text:p>
      <text:p text:style-name="P3"><text:s text:c="43"/>| <text:s text:c="15"/>Internet <text:tab/> <text:s text:c="12"/>|</text:p>
      <text:p text:style-name="P3"><text:s text:c="43"/>+-----------------|--------------------+</text:p>
      <text:p text:style-name="P3"><text:s text:c="68"/>|</text:p>
      <text:p text:style-name="P3"><text:s text:c="42"/>+------------------|--------------------+</text:p>
      <text:p text:style-name="P3"><text:s text:c="42"/>| <text:s text:c="14"/>Router/Firewall <text:s text:c="10"/>|</text:p>
      <text:p text:style-name="P3"><text:s text:c="42"/>+------------------|--------------------+</text:p>
      <text:p text:style-name="P3"><text:s text:c="68"/>|</text:p>
      <text:p text:style-name="P3"><text:s text:c="16"/>+--------------------------+-----------------+-------------------------+------------------------+</text:p>
      <text:p text:style-name="P3"><text:s text:c="16"/>| <text:s text:c="25"/><text:tab/><text:tab/>| <text:s text:c="16"/>| <text:s text:c="24"/><text:tab/><text:tab/>| <text:s text:c="23"/>|</text:p>
      <text:p text:style-name="P3">+--------+-----------+ <text:s text:c="5"/>+-------+--------+ +------+-----------------+ +------+-----------++----------+</text:p>
      <text:p text:style-name="P3">| <text:s text:c="3"/>DMZ Subnet <text:s text:c="4"/>| <text:s text:c="5"/>| <text:s text:c="3"/>Web Server <text:s text:c="2"/>| | Database Subnet | <text:s text:c="2"/>| <text:s text:c="2"/>Internal LAN| | Printers <text:span text:style-name="T3">|</text:span> <text:s text:c="10"/></text:p>
      <text:p text:style-name="P3">| (Public-Facing) <text:s text:c="3"/>| <text:s text:c="5"/>+----------------+ +------------------------+ <text:s/>+-------------------++-----------+</text:p>
      <text:p text:style-name="P3">| <text:s text:c="4"/>192.168.10.0/24| <text:s text:c="10"/>192.168.10.10 <text:s text:c="32"/><text:tab/>192.168.20.0/24 <text:s text:c="6"/>+---------------------+</text:p>
      <text:p text:style-name="P3"><text:s text:c="19"/>| <text:s text:c="44"/>| <text:s text:c="51"/>|</text:p>
      <text:p text:style-name="P3"><text:s text:c="19"/>+---------------------------------|--------------------------------------+</text:p>
      <text:p text:style-name="P3"><text:s text:c="65"/>|</text:p>
      <text:p text:style-name="P3"><text:s text:c="40"/>+------------------------+-------------------------+</text:p>
      <text:p text:style-name="P3"><text:s text:c="40"/>| <text:s text:c="18"/>Router/Firewall <text:s text:c="13"/><text:tab/> <text:s text:c="3"/>|</text:p>
      <text:p text:style-name="P3"><text:s text:c="40"/>+------------------------+-------------------------+</text:p>
      <text:p text:style-name="P3"><text:s text:c="66"/>|</text:p>
      <text:p text:style-name="P3"><text:s text:c="2"/>+---------------+-------------------+---------+--------------------+---------------------------------+</text:p>
      <text:p text:style-name="P3"><text:s text:c="2"/>| <text:tab/><text:tab/><text:tab/> | <text:s/><text:tab/><text:tab/><text:tab/> <text:s text:c="4"/>| <text:s text:c="8"/>| <text:s text:c="19"/>| <text:s text:c="17"/><text:tab/><text:tab/>|</text:p>
      <text:p text:style-name="P3"><text:s text:c="2"/>+-----+-----+ <text:s text:c="4"/>+-----+-----+ <text:s text:c="5"/>+-----+--------+ <text:s/>+-----+------+ <text:s text:c="3"/>+-----+-----+ <text:s text:c="5"/>+-----------+</text:p>
      <text:p text:style-name="P3"><text:s text:c="2"/><text:span text:style-name="T4">|</text:span>Workstation1|| Workstation2| | <text:s text:c="2"/>AD Server| <text:s text:c="2"/>| File Server| <text:s text:c="3"/>| <text:s text:c="2"/>Printer <text:s/>| <text:s text:c="3"/><text:tab/> |File Ser<text:span text:style-name="T4">ver</text:span> 192.168.30.0/24||192.168.30.0/24|| 192.168.30.10|| 192.168.40.10||192.168.30.20|| 192.168.30.30</text:p>
      <text:p text:style-name="P3"><text:s text:c="3"/>+-------------+ <text:s text:c="2"/>+-------------+ <text:s text:c="6"/>+-----+-----+ <text:s text:c="2"/>+-----+-----+ <text:s text:c="4"/>+-----------+ <text:s text:c="5"/>+-----------+</text:p>
      <text:p text:style-name="P3"><text:s text:c="70"/>| <text:s text:c="19"/>| <text:s text:c="3"/><text:tab/> <text:s/>|</text:p>
      <text:p text:style-name="P3"><text:s text:c="56"/><text:tab/>+------+---------+ <text:s text:c="4"/>| <text:s text:c="5"/>+------+----------------------+</text:p>
      <text:p text:style-name="P3"><text:s text:c="56"/><text:tab/>| <text:s text:c="2"/><text:tab/> <text:s text:c="11"/>| <text:s text:c="6"/>| <text:s text:c="6"/>| <text:s text:c="4"/><text:tab/><text:tab/><text:tab/> <text:s text:c="9"/>|</text:p>
      <text:p text:style-name="P3"><text:s text:c="42"/>+-------+-----+ <text:s/>+-------+-----+ <text:span text:style-name="T5">|</text:span> <text:s text:c="2"/>+--+-----+----------+ <text:s/>+------+--------+</text:p>
      <text:p text:style-name="P3"><text:s text:c="42"/>| File Server | <text:s/>| Database <text:s text:c="3"/>| <text:s/>| <text:s text:c="2"/>|Web Application| <text:s/>| <text:s/>Management |</text:p>
      <text:p text:style-name="P3"><text:s text:c="42"/>| Backup <text:s text:c="6"/>| <text:s/>| Replica <text:s text:c="6"/>| <text:s/>| <text:s text:c="2"/>|Server <text:s text:c="5"/><text:tab/> <text:s text:c="5"/>| <text:s/>| <text:s/>System <text:s text:c="10"/>|</text:p>
      <text:p text:style-name="P3"><text:s text:c="42"/>|192.168.40.0| <text:s/>|192.168.40.5| <text:s/>| <text:s text:c="2"/>|192.168.40.20 <text:s text:c="4"/>| <text:s/>|192.168.40.30 <text:s/>|</text:p>
      <text:p text:style-name="P3"><text:s text:c="42"/>+--------------+ <text:s/>+--------------+ <text:span text:style-name="T5">|</text:span> <text:s text:c="2"/>+--------------------+ +-----------------+</text:p>
      <text:p text:style-name="P3"><text:s text:c="79"/><text:tab/> <text:s text:c="8"/>|</text:p>
      <text:p text:style-name="P3"><text:s text:c="74"/>+----+----------+</text:p>
      <text:p text:style-name="P3"><text:s text:c="74"/>|Backup <text:s/><text:tab/> <text:s text:c="3"/>|</text:p>
      <text:p text:style-name="P3"><text:s text:c="74"/>|Database <text:s text:c="7"/>|</text:p>
      <text:p text:style-name="P3"><text:s text:c="74"/>|192.168.40.40 |</text:p>
      <text:p text:style-name="P3"><text:s text:c="74"/>+----------------+</text:p>
      <text:p text:style-name="Standard">```</text:p>
      <text:p text:style-name="Standard"/>
      <text:p text:style-name="P2"/>
      <text:p text:style-name="Standard">In this detailed design:</text:p>
      <text:p text:style-name="Standard"/>
      <text:p text:style-name="Standard">1. **DMZ Subnet (192.168.10.0/24)**: This subnet houses the public-facing services like the Web Server.</text:p>
      <text:p text:style-name="Standard">2. **Database Subnet (192.168.20.0/24)**: Isolates the database server, allowing only necessary traffic from the Web Server.</text:p>
      <text:p text:style-name="Standard">3. **Internal LAN (192.168.30.0/24)**: This is where office workstations, servers, and printers reside.</text:p>
      <text:p text:style-name="Standard">4. **Backup Subnet (192.168.40.0/24)**: Hosts backup servers for file server and database systems.</text:p>
      <text:p text:style-name="Standard"/>
      <text:p text:style-name="Standard">The CIDR notations for the subnets are as follows:</text:p>
      <text:p text:style-name="Standard"/>
      <text:p text:style-name="Standard">- DMZ Subnet: 192.168.10.0/24</text:p>
      <text:p text:style-name="Standard">- Database Subnet: 192.168.20.0/24</text:p>
      <text:p text:style-name="Standard">- Internal LAN: 192.168.30.0/24</text:p>
      <text:p text:style-name="Standard">- Backup Subnet: 192.168.40.0/24</text:p>
      <text:p text:style-name="Standard"/>
      <text:p text:style-name="Standard">Each subnet is appropriately segmented and secured. Traffic between subnets is controlled by the firewall/router, enforcing security policies to allow only necessary communic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09:55:57.150000000</meta:creation-date>
    <dc:date>2024-04-08T10:37:58.374000000</dc:date>
    <meta:editing-duration>PT19M35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6" meta:paragraph-count="168" meta:word-count="1113" meta:character-count="12586" meta:non-whitespace-character-count="7096"/>
  </office:meta>
</office:document-meta>
</file>